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7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2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ce2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1pt" style:font-size-asian="11pt" style:font-size-complex="11pt"/>
    </style:style>
    <style:style style:name="ce2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3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3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style:font-name-asian="Droid Sans Fallback" style:font-size-asian="11pt" style:font-name-complex="FreeSans" style:font-size-complex="11pt"/>
    </style:style>
    <style:style style:name="ce36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style:font-name-asian="Droid Sans Fallback" style:font-size-asian="11pt" style:font-name-complex="FreeSans" style:font-size-complex="11pt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21"/>
        <table:table-column table:style-name="co2" table:number-columns-repeated="4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5" table:number-columns-repeated="2" table:default-cell-style-name="ce21"/>
        <table:table-column table:style-name="co6" table:number-columns-repeated="1008" table:default-cell-style-name="ce21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unit</text:p>
          </table:table-cell>
          <table:table-cell table:style-name="ce23" office:value-type="string" calcext:value-type="string">
            <text:p>value</text:p>
          </table:table-cell>
          <table:table-cell table:style-name="ce29" office:value-type="string" calcext:value-type="string">
            <text:p>1 tick</text:p>
          </table:table-cell>
          <table:table-cell table:style-name="ce29" office:value-type="string" calcext:value-type="string">
            <text:p>calc tick</text:p>
          </table:table-cell>
          <table:table-cell/>
          <table:table-cell table:style-name="ce31" office:value-type="string" calcext:value-type="string">
            <text:p>hour</text:p>
          </table:table-cell>
          <table:table-cell table:style-name="ce31" table:formula="of:=[.C4]" office:value-type="float" office:value="11" calcext:value-type="float">
            <text:p><text:s text:c="3"/>11</text:p>
          </table:table-cell>
          <table:table-cell/>
          <table:table-cell table:style-name="ce39" office:value-type="string" calcext:value-type="string">
            <text:p>min</text:p>
          </table:table-cell>
          <table:table-cell table:style-name="ce39" table:formula="of:=[.C5]" office:value-type="float" office:value="59" calcext:value-type="float">
            <text:p><text:s text:c="3"/>59</text:p>
          </table:table-cell>
          <table:table-cell/>
          <table:table-cell table:style-name="ce40" office:value-type="string" calcext:value-type="string">
            <text:p>sec</text:p>
          </table:table-cell>
          <table:table-cell table:style-name="ce40" table:formula="of:=[.C6]" office:value-type="float" office:value="59" calcext:value-type="float">
            <text:p><text:s text:c="3"/>59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4" office:value-type="string" calcext:value-type="string">
            <text:p>half day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[.D4]*12" office:value-type="float" office:value="4320000" calcext:value-type="float">
            <text:p><text:s/>4 320 000</text:p>
          </table:table-cell>
          <table:table-cell table:style-name="ce24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5" office:value-type="string" calcext:value-type="string">
            <text:p>hour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30" table:formula="of:=[.D5]*60" office:value-type="float" office:value="360000" calcext:value-type="float">
            <text:p><text:s text:c="2"/>360 000</text:p>
          </table:table-cell>
          <table:table-cell table:style-name="ce22" table:formula="of:=[.C4]*[.D4]" office:value-type="float" office:value="3960000" calcext:value-type="float">
            <text:p><text:s/>3 960 000</text:p>
          </table:table-cell>
          <table:table-cell table:style-name="ce22"/>
          <table:table-cell table:style-name="ce22" office:value-type="string" calcext:value-type="string">
            <text:p>scale slot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38"/>
          <table:table-cell table:style-name="ce22" office:value-type="string" calcext:value-type="string">
            <text:p>scale slot</text:p>
          </table:table-cell>
          <table:table-cell table:style-name="ce28" office:value-type="float" office:value="24" calcext:value-type="float">
            <text:p><text:s text:c="3"/>24</text:p>
          </table:table-cell>
          <table:table-cell table:style-name="ce30"/>
          <table:table-cell table:style-name="ce22" office:value-type="string" calcext:value-type="string">
            <text:p>scale slot</text:p>
          </table:table-cell>
          <table:table-cell table:style-name="ce28" office:value-type="float" office:value="24" calcext:value-type="float">
            <text:p><text:s text:c="3"/>24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6" office:value-type="string" calcext:value-type="string">
            <text:p>min</text:p>
          </table:table-cell>
          <table:table-cell table:style-name="ce26" office:value-type="float" office:value="59" calcext:value-type="float">
            <text:p><text:s text:c="3"/>59</text:p>
          </table:table-cell>
          <table:table-cell table:style-name="ce22" table:formula="of:=[.D6]*60" office:value-type="float" office:value="6000" calcext:value-type="float">
            <text:p><text:s text:c="2"/>6 000</text:p>
          </table:table-cell>
          <table:table-cell table:style-name="ce22" table:formula="of:=[.C5]*[.D5]" office:value-type="float" office:value="354000" calcext:value-type="float">
            <text:p><text:s text:c="2"/>354 000</text:p>
          </table:table-cell>
          <table:table-cell table:style-name="ce30"/>
          <table:table-cell table:style-name="ce32" table:number-columns-repeated="8"/>
          <table:table-cell table:style-name="ce41" table:number-columns-repeated="6"/>
          <table:table-cell table:number-columns-repeated="1004"/>
        </table:table-row>
        <table:table-row table:style-name="ro1">
          <table:table-cell table:style-name="ce22"/>
          <table:table-cell table:style-name="ce27" office:value-type="string" calcext:value-type="string">
            <text:p>sec</text:p>
          </table:table-cell>
          <table:table-cell table:style-name="ce27" office:value-type="float" office:value="59" calcext:value-type="float">
            <text:p><text:s text:c="3"/>59</text:p>
          </table:table-cell>
          <table:table-cell table:style-name="ce22" table:formula="of:=[.D7]*100" office:value-type="float" office:value="100" calcext:value-type="float">
            <text:p><text:s text:c="3"/>100</text:p>
          </table:table-cell>
          <table:table-cell table:style-name="ce22" table:formula="of:=[.C6]*[.D6]" office:value-type="float" office:value="5900" calcext:value-type="float">
            <text:p><text:s text:c="2"/>5 9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3]" office:value-type="float" office:value="4320000" calcext:value-type="float">
            <text:p><text:s/>4 320 0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4]" office:value-type="float" office:value="360000" calcext:value-type="float">
            <text:p><text:s text:c="2"/>360 0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2" office:value-type="string" calcext:value-type="string">
            <text:p>deci</text:p>
          </table:table-cell>
          <table:table-cell table:style-name="ce28" office:value-type="float" office:value="99" calcext:value-type="float">
            <text:p><text:s text:c="3"/>99</text:p>
          </table:table-cell>
          <table:table-cell table:style-name="ce22" office:value-type="float" office:value="1" calcext:value-type="float">
            <text:p><text:s text:c="3"/>1</text:p>
          </table:table-cell>
          <table:table-cell table:style-name="ce22" table:formula="of:=[.C7]*[.D7]" office:value-type="float" office:value="99" calcext:value-type="float">
            <text:p><text:s text:c="3"/>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H3];[.H6])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K3];[.K6])" office:value-type="float" office:value="359999" calcext:value-type="float">
            <text:p><text:s text:c="2"/>359 9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N3];[.N6])" office:value-type="float" office:value="5999" calcext:value-type="float">
            <text:p><text:s text:c="2"/>5 999</text:p>
          </table:table-cell>
          <table:table-cell table:number-columns-repeated="1010"/>
        </table:table-row>
        <table:table-row table:style-name="ro1">
          <table:table-cell table:style-name="ce22" table:number-columns-repeated="6"/>
          <table:table-cell office:value-type="string" calcext:value-type="string">
            <text:p>percent</text:p>
          </table:table-cell>
          <table:table-cell table:style-name="ce35" table:formula="of:=[.H7]/[.H6]" office:value-type="percentage" office:value="0.999999768518519" calcext:value-type="percentage">
            <text:p>100.0000%</text:p>
          </table:table-cell>
          <table:table-cell/>
          <table:table-cell office:value-type="string" calcext:value-type="string">
            <text:p>percent</text:p>
          </table:table-cell>
          <table:table-cell table:style-name="ce35" table:formula="of:=[.K7]/[.K6]" office:value-type="percentage" office:value="0.999997222222222" calcext:value-type="percentage">
            <text:p>99.9997%</text:p>
          </table:table-cell>
          <table:table-cell/>
          <table:table-cell office:value-type="string" calcext:value-type="string">
            <text:p>percent</text:p>
          </table:table-cell>
          <table:table-cell table:style-name="ce35" table:formula="of:=[.N7]/[.N6]" office:value-type="percentage" office:value="0.999833333333333" calcext:value-type="percentage">
            <text:p>99.9833%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2" office:value-type="string" calcext:value-type="string">
            <text:p>stamp</text:p>
          </table:table-cell>
          <table:table-cell table:style-name="ce22" table:number-columns-repeated="2"/>
          <table:table-cell table:style-name="ce28" table:formula="of:=SUM([.E4:.E7])" office:value-type="float" office:value="4319999" calcext:value-type="float">
            <text:p><text:s/>4 319 999</text:p>
          </table:table-cell>
          <table:table-cell table:style-name="ce22"/>
          <table:table-cell office:value-type="string" calcext:value-type="string">
            <text:p>float pos</text:p>
          </table:table-cell>
          <table:table-cell table:style-name="ce36" table:formula="of:=[.H4]*[.H8]" office:value-type="float" office:value="11.9999972222222" calcext:value-type="float">
            <text:p>12.00000</text:p>
          </table:table-cell>
          <table:table-cell/>
          <table:table-cell office:value-type="string" calcext:value-type="string">
            <text:p>float pos</text:p>
          </table:table-cell>
          <table:table-cell table:style-name="ce36" table:formula="of:=[.K4]*[.K8]" office:value-type="float" office:value="23.9999333333333" calcext:value-type="float">
            <text:p>23.99993</text:p>
          </table:table-cell>
          <table:table-cell/>
          <table:table-cell office:value-type="string" calcext:value-type="string">
            <text:p>float pos</text:p>
          </table:table-cell>
          <table:table-cell table:style-name="ce36" table:formula="of:=[.N4]*[.N8]" office:value-type="float" office:value="23.996" calcext:value-type="float">
            <text:p>23.996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pos1</text:p>
          </table:table-cell>
          <table:table-cell table:style-name="ce37" table:formula="of:=FLOOR([.H4]*[.H8])" office:value-type="float" office:value="11" calcext:value-type="float">
            <text:p>11</text:p>
          </table:table-cell>
          <table:table-cell/>
          <table:table-cell table:style-name="ce33" office:value-type="string" calcext:value-type="string">
            <text:p>pos1</text:p>
          </table:table-cell>
          <table:table-cell table:style-name="ce37" table:formula="of:=FLOOR([.K4]*[.K8])" office:value-type="float" office:value="23" calcext:value-type="float">
            <text:p>23</text:p>
          </table:table-cell>
          <table:table-cell/>
          <table:table-cell table:style-name="ce33" office:value-type="string" calcext:value-type="string">
            <text:p>pos1</text:p>
          </table:table-cell>
          <table:table-cell table:style-name="ce37" table:formula="of:=FLOOR([.N4]*[.N8]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254.999291666667" calcext:value-type="float">
            <text:p>254.999291666667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254.982999999999" calcext:value-type="float">
            <text:p>254.982999999999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253.98" calcext:value-type="float">
            <text:p>253.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lit1</text:p>
          </table:table-cell>
          <table:table-cell table:style-name="ce33" table:formula="of:=255-[.H14]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lit1</text:p>
          </table:table-cell>
          <table:table-cell table:style-name="ce33" table:formula="of:=255-[.K14]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lit1</text:p>
          </table:table-cell>
          <table:table-cell table:style-name="ce33" table:formula="of:=255-[.N14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pos2</text:p>
          </table:table-cell>
          <table:table-cell table:style-name="ce33" table:formula="of:=IF([.H10]+1=[.H4];0;1+[.H10])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os2</text:p>
          </table:table-cell>
          <table:table-cell table:style-name="ce33" table:formula="of:=IF([.K10]+1=[.K4];0;1+[.K10])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os2</text:p>
          </table:table-cell>
          <table:table-cell table:style-name="ce33" table:formula="of:=IF([.N10]+1=[.N4];0;1+[.N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lit2</text:p>
          </table:table-cell>
          <table:table-cell table:style-name="ce33" table:formula="of:=FLOOR([.H11])" office:value-type="float" office:value="254" calcext:value-type="float">
            <text:p>254</text:p>
          </table:table-cell>
          <table:table-cell/>
          <table:table-cell table:style-name="ce33" office:value-type="string" calcext:value-type="string">
            <text:p>lit2</text:p>
          </table:table-cell>
          <table:table-cell table:style-name="ce33" table:formula="of:=FLOOR([.K11])" office:value-type="float" office:value="254" calcext:value-type="float">
            <text:p>254</text:p>
          </table:table-cell>
          <table:table-cell/>
          <table:table-cell table:style-name="ce33" office:value-type="string" calcext:value-type="string">
            <text:p>lit2</text:p>
          </table:table-cell>
          <table:table-cell table:style-name="ce33" table:formula="of:=FLOOR([.N11])" office:value-type="float" office:value="253" calcext:value-type="float">
            <text:p>253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>
        <table:table-column table:style-name="co3" table:default-cell-style-name="ce42"/>
        <table:table-column table:style-name="co7" table:number-columns-repeated="3" table:default-cell-style-name="ce42"/>
        <table:table-column table:style-name="co8" table:default-cell-style-name="ce42"/>
        <table:table-column table:style-name="co7" table:number-columns-repeated="1019" table:default-cell-style-name="ce42"/>
        <table:table-row table:style-name="ro1" table:number-rows-repeated="2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inner</text:p>
          </table:table-cell>
          <table:table-cell table:style-name="ce44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tal step</text:p>
          </table:table-cell>
          <table:table-cell table:formula="of:=[.D4]*[.D5]*[.D6]" office:value-type="float" office:value="43200" calcext:value-type="float">
            <text:p>4320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ansition</text:p>
          </table:table-cell>
          <table:table-cell table:formula="of:=[.D8]/12"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outer</text:p>
          </table:table-cell>
          <table:table-cell table:style-name="ce44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c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step</text:p>
          </table:table-cell>
          <table:table-cell table:formula="of:=[.D12]*[.D13]*[.D14]" office:value-type="float" office:value="36000" calcext:value-type="float">
            <text:p>36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ansition</text:p>
          </table:table-cell>
          <table:table-cell table:formula="of:=[.D16]/24"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 style:data-style-name="N2" text:time-value="18:46:24.288022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9:14:30.395579000</dc:date>
    <meta:editing-duration>PT5H57M23S</meta:editing-duration>
    <meta:editing-cycles>20</meta:editing-cycles>
    <meta:generator>LibreOffice_Vanilla/5.4.4.3$MacOSX_X86_64 LibreOffice_project/327ad42f4b641f37cf4dd9936346bc386252669a</meta:generator>
    <meta:document-statistic meta:table-count="2" meta:cell-count="120" meta:object-count="0"/>
  </office:meta>
</office:document-meta>
</file>